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09cm" fo:margin-left="0cm" fo:margin-right="-0.009cm" table:align="margins"/>
    </style:style>
    <style:style style:name="Tabelle1.A" style:family="table-column">
      <style:table-column-properties style:column-width="1.162cm" style:rel-column-width="659*"/>
    </style:style>
    <style:style style:name="Tabelle1.B" style:family="table-column">
      <style:table-column-properties style:column-width="1.542cm" style:rel-column-width="874*"/>
    </style:style>
    <style:style style:name="Tabelle1.C" style:family="table-column">
      <style:table-column-properties style:column-width="14.305cm" style:rel-column-width="811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rteilte Systeme Übung 01</text:p>
      <text:p text:style-name="Standard"/>
      <text:p text:style-name="Standard">Aufgabe 1.1</text:p>
      <text:p text:style-name="Standard"><text:s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a</text:p>
          </table:table-cell>
          <table:table-cell table:style-name="Tabelle1.A1" office:value-type="string">
            <text:p text:style-name="Table_20_Contents">Ja</text:p>
          </table:table-cell>
          <table:table-cell table:style-name="Tabelle1.C1" office:value-type="string">
            <text:p text:style-name="Table_20_Contents">Mehrere Rechner sind vorhanden mit jeweils eigenen Prozessoren und Speichern</text:p>
          </table:table-cell>
        </table:table-row>
        <table:table-row>
          <table:table-cell table:style-name="Tabelle1.A2" office:value-type="string">
            <text:p text:style-name="Table_20_Contents">b</text:p>
          </table:table-cell>
          <table:table-cell table:style-name="Tabelle1.A2" office:value-type="string">
            <text:p text:style-name="Table_20_Contents">Nein</text:p>
          </table:table-cell>
          <table:table-cell table:style-name="Tabelle1.C2" office:value-type="string">
            <text:p text:style-name="Table_20_Contents">Nur ein Rechner ist vorhanden</text:p>
          </table:table-cell>
        </table:table-row>
        <table:table-row>
          <table:table-cell table:style-name="Tabelle1.A2" office:value-type="string">
            <text:p text:style-name="Table_20_Contents">c</text:p>
          </table:table-cell>
          <table:table-cell table:style-name="Tabelle1.A2" office:value-type="string">
            <text:p text:style-name="Table_20_Contents">nein</text:p>
          </table:table-cell>
          <table:table-cell table:style-name="Tabelle1.C2" office:value-type="string">
            <text:p text:style-name="Table_20_Contents">Hat gemeinsamen Speicher, wiederspricht Schill &amp; Springers Definition</text:p>
          </table:table-cell>
        </table:table-row>
        <table:table-row>
          <table:table-cell table:style-name="Tabelle1.A2" office:value-type="string">
            <text:p text:style-name="Table_20_Contents">d</text:p>
          </table:table-cell>
          <table:table-cell table:style-name="Tabelle1.A2" office:value-type="string">
            <text:p text:style-name="Table_20_Contents">ja</text:p>
          </table:table-cell>
          <table:table-cell table:style-name="Tabelle1.C2" office:value-type="string">
            <text:p text:style-name="Table_20_Contents">Verschiedene verteilte Computer die zusammen an einer Aufgabe arbeiten</text:p>
          </table:table-cell>
        </table:table-row>
      </table:table>
      <text:p text:style-name="Standard"/>
      <text:p text:style-name="Standard">Aufgabe 1.2</text:p>
      <text:p text:style-name="Standard"/>
      <text:p text:style-name="Standard">Hardware-Ressourcen</text:p>
      <text:list xml:id="list3630277519620612005" text:style-name="L1">
        <text:list-item>
          <text:p text:style-name="P1">Drucker</text:p>
          <text:list>
            <text:list-item>
              <text:p text:style-name="P1">mehrere Computer senden verschiedene Druckaufträge</text:p>
            </text:list-item>
          </text:list>
        </text:list-item>
        <text:list-item>
          <text:p text:style-name="P1">CPU</text:p>
          <text:list>
            <text:list-item>
              <text:p text:style-name="P1">ein Rechner stellt seine Rechenleistung zB. als Server anderen Rechnern im verteilten System zur Verfügung</text:p>
            </text:list-item>
          </text:list>
        </text:list-item>
        <text:list-item>
          <text:p text:style-name="P1">Festplattenkapazität</text:p>
          <text:list>
            <text:list-item>
              <text:p text:style-name="P1">mehrere Rechner greifen auf eine Festplatte zu und führen Operationen darauf aus</text:p>
            </text:list-item>
          </text:list>
        </text:list-item>
      </text:list>
      <text:p text:style-name="Standard"/>
      <text:p text:style-name="Standard">Daten- &amp; Software-Ressourcen</text:p>
      <text:list xml:id="list3655018687852659235" text:style-name="L2">
        <text:list-item>
          <text:p text:style-name="P2">Dateien</text:p>
          <text:list>
            <text:list-item>
              <text:p text:style-name="P2">mehrere Rechner haben Lese- und Schreibzugriff auf eine Datei</text:p>
            </text:list-item>
          </text:list>
        </text:list-item>
        <text:list-item>
          <text:p text:style-name="P2">Datenobjekte</text:p>
          <text:list>
            <text:list-item>
              <text:p text:style-name="P2">sind über mehrere Computer verteilt aber teilen Objektdaten und Methoden welche zB. <text:s/>Über <text:span text:style-name="T1">Remote Method Invocation</text:span><text:span text:style-name="T2"> aufgerufen werden können</text:span></text:p>
            </text:list-item>
          </text:list>
        </text:list-item>
        <text:list-item>
          <text:p text:style-name="P2">Datenbanken</text:p>
          <text:list>
            <text:list-item>
              <text:p text:style-name="P2">Inhalt kann mit mehreren Rechnern geteilt und genutzt werden</text:p>
            </text:list-item>
          </text:list>
        </text:list-item>
      </text:list>
      <text:p text:style-name="Standard"/>
      <text:p text:style-name="Standard">Aufgabe 1.3</text:p>
      <text:p text:style-name="Standard"/>
      <text:p text:style-name="Standard"/>
      <text:p text:style-name="Standard"/>
      <text:p text:style-name="Standard">zeit synchronisation</text:p>
      <text:p text:style-name="Standard">round trip time</text:p>
      <text:p text:style-name="Standard">tcp vs udp in netzwerk &amp; auswirkungen aufgabe 1.5 &amp; 1.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0T18:15:21.82</meta:creation-date>
    <dc:date>2016-04-20T18:57:10.88</dc:date>
    <meta:editing-duration>PT41M47S</meta:editing-duration>
    <meta:editing-cycles>9</meta:editing-cycles>
    <meta:generator>OpenOffice/4.1.2$Win32 OpenOffice.org_project/412m3$Build-9782</meta:generator>
    <meta:document-statistic meta:table-count="1" meta:image-count="0" meta:object-count="0" meta:page-count="1" meta:paragraph-count="34" meta:word-count="157" meta:character-count="1025"/>
  </office:meta>
</office:document-meta>
</file>